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Gentium Basic" svg:font-family="'Gentium Basic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Gentium Basic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" style:family="paragraph" style:parent-style-name="Standard" style:list-style-name="L1">
      <style:paragraph-properties fo:margin-top="0cm" fo:margin-bottom="1cm"/>
      <style:text-properties style:font-name="Gentium Bas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tyle3 Design Principles</text:p>
      <text:p text:style-name="Standard"/>
      <text:p text:style-name="Standard"/>
      <text:p text:style-name="P1"/>
      <text:list xml:id="list5937851972388522542" text:style-name="L1">
        <text:list-item>
          <text:p text:style-name="P3">Simple to use.<text:line-break/>Uncluttered screens that are focused on a single process (eg sales order entry and amendment).<text:line-break/>Minimum training effort to get started.</text:p>
        </text:list-item>
        <text:list-item>
          <text:p text:style-name="P3">Advanced features are 'one-click' away. <text:line-break/>Standardised method to action advanced options.</text:p>
        </text:list-item>
        <text:list-item>
          <text:p text:style-name="P3">Beautiful screens.<text:line-break/>The system looks very 'classy'. </text:p>
        </text:list-item>
        <text:list-item>
          <text:p text:style-name="P3">Standardized.<text:line-break/>Generic processes always operate that same way.</text:p>
        </text:list-item>
        <text:list-item>
          <text:p text:style-name="P3">Fun.<text:line-break/>The system is joyful to use and gives a sense of pride to the user about their company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Gentium Basic" svg:font-family="'Gentium Basic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Z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NZ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Stewart</meta:initial-creator>
    <meta:creation-date>2011-03-28T08:59:18.41</meta:creation-date>
    <dc:date>2013-11-04T06:18:14</dc:date>
    <dc:creator>John Stewart</dc:creator>
    <meta:editing-duration>PT15M23S</meta:editing-duration>
    <meta:editing-cycles>4</meta:editing-cycles>
    <meta:generator>OpenOffice/4.0.1$Unix OpenOffice.org_project/401m5$Build-9714</meta:generator>
    <meta:document-statistic meta:table-count="0" meta:image-count="0" meta:object-count="0" meta:page-count="1" meta:paragraph-count="6" meta:word-count="77" meta:character-count="475"/>
  </office:meta>
</office:document-meta>
</file>